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5bf1f6" officeooo:paragraph-rsid="0009c2b8" style:font-size-asian="11pt" style:font-size-complex="11pt"/>
    </style:style>
    <style:style style:name="P2" style:family="paragraph" style:parent-style-name="Standard">
      <style:text-properties fo:font-size="11pt" officeooo:rsid="005bf1f6" officeooo:paragraph-rsid="001806d4" style:font-size-asian="11pt" style:font-size-complex="11pt"/>
    </style:style>
    <style:style style:name="P3" style:family="paragraph" style:parent-style-name="Standard">
      <style:text-properties fo:font-size="11pt" officeooo:rsid="001df28a" officeooo:paragraph-rsid="0009c2b8" style:font-size-asian="11pt" style:font-size-complex="11pt"/>
    </style:style>
    <style:style style:name="P4" style:family="paragraph" style:parent-style-name="Standard">
      <style:text-properties fo:color="#111111" loext:opacity="100%" fo:font-size="11pt" fo:font-weight="normal" officeooo:rsid="0064a36a" officeooo:paragraph-rsid="0009c2b8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111111" loext:opacity="100%" fo:font-size="11pt" fo:font-weight="normal" officeooo:rsid="001eff8b" officeooo:paragraph-rsid="0009c2b8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111111" loext:opacity="100%" fo:font-size="11pt" fo:font-weight="normal" officeooo:rsid="000b6159" officeooo:paragraph-rsid="000b6159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111111" loext:opacity="100%" fo:font-size="11pt" fo:font-weight="normal" officeooo:rsid="000ccf1b" officeooo:paragraph-rsid="000ccf1b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111111" loext:opacity="100%" fo:font-size="11pt" fo:font-weight="normal" officeooo:rsid="00108d59" officeooo:paragraph-rsid="00108d59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111111" loext:opacity="100%" fo:font-size="11pt" fo:font-weight="normal" officeooo:rsid="0012ead0" officeooo:paragraph-rsid="0012ead0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111111" loext:opacity="100%" fo:font-size="11pt" fo:font-weight="normal" officeooo:rsid="001596d0" officeooo:paragraph-rsid="00143115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fo:font-size="11pt" officeooo:rsid="0034611f" officeooo:paragraph-rsid="0009c2b8" style:font-size-asian="11pt" style:font-size-complex="11pt"/>
    </style:style>
    <style:style style:name="P12" style:family="paragraph" style:parent-style-name="Standard" style:list-style-name="L1">
      <style:text-properties fo:font-size="11pt" officeooo:rsid="003529fe" officeooo:paragraph-rsid="0009c2b8" style:font-size-asian="11pt" style:font-size-complex="11pt"/>
    </style:style>
    <style:style style:name="P13" style:family="paragraph" style:parent-style-name="Standard" style:list-style-name="L1">
      <style:text-properties fo:font-size="11pt" officeooo:rsid="001df28a" officeooo:paragraph-rsid="0009c2b8" style:font-size-asian="11pt" style:font-size-complex="11pt"/>
    </style:style>
    <style:style style:name="P14" style:family="paragraph" style:parent-style-name="Standard" style:list-style-name="L2">
      <style:text-properties fo:color="#111111" loext:opacity="100%" fo:font-size="11pt" fo:font-weight="normal" officeooo:rsid="0039d885" officeooo:paragraph-rsid="0009c2b8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text-properties fo:color="#111111" loext:opacity="100%" fo:font-size="11pt" fo:font-weight="normal" officeooo:rsid="0031e06a" officeooo:paragraph-rsid="0009c2b8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text-properties fo:color="#111111" loext:opacity="100%" fo:font-size="11pt" fo:font-weight="normal" officeooo:rsid="00377365" officeooo:paragraph-rsid="0009c2b8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text-properties fo:color="#111111" loext:opacity="100%" fo:font-size="11pt" fo:font-weight="normal" officeooo:rsid="002ac03f" officeooo:paragraph-rsid="0009c2b8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fo:color="#111111" loext:opacity="100%" fo:font-size="11pt" fo:font-weight="normal" officeooo:rsid="002cba74" officeooo:paragraph-rsid="0009c2b8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fo:color="#111111" loext:opacity="100%" fo:font-size="11pt" fo:font-weight="normal" officeooo:rsid="003669ef" officeooo:paragraph-rsid="0009c2b8" style:font-size-asian="11pt" style:font-weight-asian="normal" style:font-size-complex="11pt" style:font-weight-complex="normal"/>
    </style:style>
    <style:style style:name="P20" style:family="paragraph" style:parent-style-name="Standard" style:list-style-name="L3">
      <style:text-properties fo:color="#111111" loext:opacity="100%" fo:font-size="11pt" fo:font-weight="normal" officeooo:rsid="000ccf1b" officeooo:paragraph-rsid="000ccf1b" style:font-size-asian="11pt" style:font-weight-asian="normal" style:font-size-complex="11pt" style:font-weight-complex="normal"/>
    </style:style>
    <style:style style:name="P21" style:family="paragraph" style:parent-style-name="Standard" style:list-style-name="L3">
      <style:text-properties fo:color="#111111" loext:opacity="100%" fo:font-size="11pt" fo:font-weight="normal" officeooo:rsid="000cf656" officeooo:paragraph-rsid="000cf656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style:text-properties fo:color="#111111" loext:opacity="100%" fo:font-size="11pt" fo:font-weight="normal" officeooo:rsid="000ecde2" officeooo:paragraph-rsid="000ecde2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style:text-properties fo:color="#111111" loext:opacity="100%" fo:font-size="11pt" fo:font-weight="normal" officeooo:rsid="00108d59" officeooo:paragraph-rsid="00108d59" style:font-size-asian="11pt" style:font-weight-asian="normal" style:font-size-complex="11pt" style:font-weight-complex="normal"/>
    </style:style>
    <style:style style:name="P24" style:family="paragraph" style:parent-style-name="Standard" style:list-style-name="L4">
      <style:text-properties fo:color="#111111" loext:opacity="100%" fo:font-size="11pt" fo:font-weight="normal" officeooo:rsid="0012ead0" officeooo:paragraph-rsid="0012ead0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text-properties fo:color="#111111" loext:opacity="100%" fo:font-size="11pt" fo:font-weight="normal" officeooo:rsid="0012ead0" officeooo:paragraph-rsid="00143115" style:font-size-asian="11pt" style:font-weight-asian="normal" style:font-size-complex="11pt" style:font-weight-complex="normal"/>
    </style:style>
    <style:style style:name="P26" style:family="paragraph" style:parent-style-name="Standard" style:list-style-name="L4">
      <style:text-properties fo:color="#111111" loext:opacity="100%" fo:font-size="11pt" fo:font-weight="normal" officeooo:rsid="001f2110" officeooo:paragraph-rsid="001f2110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style:text-properties fo:color="#111111" loext:opacity="100%" fo:font-size="11pt" fo:font-weight="normal" officeooo:rsid="0016ac5a" officeooo:paragraph-rsid="001c5bd1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style:text-properties fo:color="#111111" loext:opacity="100%" fo:font-size="11pt" fo:font-weight="normal" officeooo:rsid="0016ac5a" officeooo:paragraph-rsid="001f2110" style:font-size-asian="11pt" style:font-weight-asian="normal" style:font-size-complex="11pt" style:font-weight-complex="normal"/>
    </style:style>
    <style:style style:name="P29" style:family="paragraph" style:parent-style-name="Standard" style:list-style-name="L4">
      <style:text-properties fo:color="#111111" loext:opacity="100%" fo:font-size="11pt" fo:font-weight="normal" officeooo:rsid="0016ac5a" officeooo:paragraph-rsid="001f6ac8" style:font-size-asian="11pt" style:font-weight-asian="normal" style:font-size-complex="11pt" style:font-weight-complex="normal"/>
    </style:style>
    <style:style style:name="P30" style:family="paragraph" style:parent-style-name="Standard" style:list-style-name="L4">
      <style:text-properties fo:color="#111111" loext:opacity="100%" fo:font-size="11pt" fo:font-weight="normal" officeooo:rsid="0022741e" officeooo:paragraph-rsid="0022741e" style:font-size-asian="11pt" style:font-weight-asian="normal" style:font-size-complex="11pt" style:font-weight-complex="normal"/>
    </style:style>
    <style:style style:name="P31" style:family="paragraph" style:parent-style-name="Standard" style:list-style-name="L4">
      <style:text-properties fo:color="#111111" loext:opacity="100%" fo:font-size="11pt" fo:font-weight="normal" officeooo:rsid="001f6ac8" officeooo:paragraph-rsid="001f6ac8" style:font-size-asian="11pt" style:font-weight-asian="normal" style:font-size-complex="11pt" style:font-weight-complex="normal"/>
    </style:style>
    <style:style style:name="T1" style:family="text">
      <style:text-properties officeooo:rsid="001df28a"/>
    </style:style>
    <style:style style:name="T2" style:family="text">
      <style:text-properties officeooo:rsid="0021656c"/>
    </style:style>
    <style:style style:name="T3" style:family="text">
      <style:text-properties officeooo:rsid="0022943a"/>
    </style:style>
    <style:style style:name="T4" style:family="text">
      <style:text-properties officeooo:rsid="00365cfe"/>
    </style:style>
    <style:style style:name="T5" style:family="text">
      <style:text-properties officeooo:rsid="0039d885"/>
    </style:style>
    <style:style style:name="T6" style:family="text">
      <style:text-properties officeooo:rsid="003b4b7d"/>
    </style:style>
    <style:style style:name="T7" style:family="text">
      <style:text-properties officeooo:rsid="0023b295"/>
    </style:style>
    <style:style style:name="T8" style:family="text">
      <style:text-properties officeooo:rsid="00673034"/>
    </style:style>
    <style:style style:name="T9" style:family="text">
      <style:text-properties officeooo:rsid="0068d80d"/>
    </style:style>
    <style:style style:name="T10" style:family="text">
      <style:text-properties officeooo:rsid="006a3464"/>
    </style:style>
    <style:style style:name="T11" style:family="text">
      <style:text-properties officeooo:rsid="00692b62"/>
    </style:style>
    <style:style style:name="T12" style:family="text">
      <style:text-properties officeooo:rsid="0074a106"/>
    </style:style>
    <style:style style:name="T13" style:family="text">
      <style:text-properties officeooo:rsid="006c30b7"/>
    </style:style>
    <style:style style:name="T14" style:family="text">
      <style:text-properties officeooo:rsid="006d0958"/>
    </style:style>
    <style:style style:name="T15" style:family="text">
      <style:text-properties officeooo:rsid="00725741"/>
    </style:style>
    <style:style style:name="T16" style:family="text">
      <style:text-properties officeooo:rsid="00433f5e"/>
    </style:style>
    <style:style style:name="T17" style:family="text">
      <style:text-properties officeooo:rsid="0038376c"/>
    </style:style>
    <style:style style:name="T18" style:family="text">
      <style:text-properties officeooo:rsid="0036b6e4"/>
    </style:style>
    <style:style style:name="T19" style:family="text">
      <style:text-properties officeooo:rsid="002401b1"/>
    </style:style>
    <style:style style:name="T20" style:family="text">
      <style:text-properties officeooo:rsid="0093b36f"/>
    </style:style>
    <style:style style:name="T21" style:family="text">
      <style:text-properties officeooo:rsid="0073c103"/>
    </style:style>
    <style:style style:name="T22" style:family="text">
      <style:text-properties officeooo:rsid="00963ccb"/>
    </style:style>
    <style:style style:name="T23" style:family="text">
      <style:text-properties officeooo:rsid="0077e323"/>
    </style:style>
    <style:style style:name="T24" style:family="text">
      <style:text-properties officeooo:rsid="009ab3a1"/>
    </style:style>
    <style:style style:name="T25" style:family="text">
      <style:text-properties officeooo:rsid="007b2b0d"/>
    </style:style>
    <style:style style:name="T26" style:family="text">
      <style:text-properties officeooo:rsid="007c73d8"/>
    </style:style>
    <style:style style:name="T27" style:family="text">
      <style:text-properties officeooo:rsid="007cda36"/>
    </style:style>
    <style:style style:name="T28" style:family="text">
      <style:text-properties officeooo:rsid="000f12c6"/>
    </style:style>
    <style:style style:name="T29" style:family="text">
      <style:text-properties officeooo:rsid="000f2777"/>
    </style:style>
    <style:style style:name="T30" style:family="text">
      <style:text-properties officeooo:rsid="00143115"/>
    </style:style>
    <style:style style:name="T31" style:family="text">
      <style:text-properties officeooo:rsid="001a690c"/>
    </style:style>
    <style:style style:name="T32" style:family="text">
      <style:text-properties officeooo:rsid="001c5bd1"/>
    </style:style>
    <style:style style:name="T33" style:family="text">
      <style:text-properties officeooo:rsid="001d6422"/>
    </style:style>
    <style:style style:name="T34" style:family="text">
      <style:text-properties officeooo:rsid="001f2110"/>
    </style:style>
    <style:style style:name="T35" style:family="text">
      <style:text-properties officeooo:rsid="001f6ac8"/>
    </style:style>
    <style:style style:name="T36" style:family="text">
      <style:text-properties style:font-name="Liberation Serif1"/>
    </style:style>
    <style:style style:name="T37" style:family="text">
      <style:text-properties style:font-name="Liberation Serif1" officeooo:rsid="0022abac"/>
    </style:style>
    <style:style style:name="T38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ons:</text:p>
      <text:list xml:id="list3310877372" text:style-name="L1">
        <text:list-item>
          <text:p text:style-name="P11">Actions <text:span text:style-name="T1">consist in the following:</text:span></text:p>
          <text:list>
            <text:list-item>
              <text:p text:style-name="P11">P ~ play success</text:p>
            </text:list-item>
            <text:list-item>
              <text:p text:style-name="P11">Z ~ play sabotage, </text:p>
            </text:list-item>
            <text:list-item>
              <text:p text:style-name="P12">N ~ nominate mission team, </text:p>
            </text:list-item>
            <text:list-item>
              <text:p text:style-name="P11"><text:span text:style-name="T1">V ~ </text:span><text:span text:style-name="T2">cast </text:span><text:span text:style-name="T1">vote </text:span><text:span text:style-name="T3">regarding</text:span><text:span text:style-name="T1"> team, </text:span><text:span text:style-name="T4">V </text:span><text:span text:style-name="T5">= {A </text:span><text:span text:style-name="T6">~ accept </text:span><text:span text:style-name="T1">team</text:span><text:span text:style-name="T5">, R </text:span><text:span text:style-name="T6">~ reject </text:span><text:span text:style-name="T1">team</text:span><text:span text:style-name="T5">}</text:span></text:p>
            </text:list-item>
          </text:list>
        </text:list-item>
        <text:list-item>
          <text:p text:style-name="P13">Actions = {P, Z, N, V <text:span text:style-name="T7">= {</text:span>A, R<text:span text:style-name="T7">}</text:span>}</text:p>
        </text:list-item>
      </text:list>
      <text:p text:style-name="P3"/>
      <text:p text:style-name="P3"><text:span text:style-name="T8">Observations</text:span>:</text:p>
      <text:list xml:id="list173009671060367" text:continue-numbering="true" text:style-name="L1">
        <text:list-item>
          <text:p text:style-name="P11"><text:span text:style-name="T8">Observations</text:span> <text:span text:style-name="T1">consist in the following:</text:span></text:p>
          <text:list>
            <text:list-item>
              <text:p text:style-name="P11"><text:span text:style-name="T9">M</text:span> ~ <text:span text:style-name="T10">the mission succeeds</text:span></text:p>
            </text:list-item>
            <text:list-item>
              <text:p text:style-name="P11"><text:span text:style-name="T9">S</text:span> ~ <text:span text:style-name="T10">the mission was sabotaged,</text:span></text:p>
            </text:list-item>
            <text:list-item>
              <text:p text:style-name="P12"><text:span text:style-name="T11">T</text:span><text:span text:style-name="T12">(a)</text:span> ~ <text:span text:style-name="T10">Team T is nominated </text:span><text:span text:style-name="T12">by agent a</text:span>, </text:p>
            </text:list-item>
            <text:list-item>
              <text:p text:style-name="P11"><text:span text:style-name="T1">V</text:span><text:span text:style-name="T13">(a)</text:span><text:span text:style-name="T1"> ~ </text:span><text:span text:style-name="T13">Agent a casts vote V where</text:span><text:span text:style-name="T1"> </text:span><text:span text:style-name="T4">V </text:span><text:span text:style-name="T5">= {A </text:span><text:span text:style-name="T6">~ accept </text:span><text:span text:style-name="T1">team</text:span><text:span text:style-name="T5">, R </text:span><text:span text:style-name="T6">~ reject </text:span><text:span text:style-name="T1">team</text:span><text:span text:style-name="T5">}</text:span></text:p>
            </text:list-item>
          </text:list>
        </text:list-item>
        <text:list-item>
          <text:p text:style-name="P13"><text:span text:style-name="T14">Observations</text:span> = {<text:span text:style-name="T14">M</text:span>, <text:span text:style-name="T14">S</text:span>, <text:span text:style-name="T14">T</text:span>, V <text:span text:style-name="T7">= {</text:span>A, R<text:span text:style-name="T7">}</text:span>}</text:p>
        </text:list-item>
      </text:list>
      <text:p text:style-name="P4"/>
      <text:p text:style-name="P5">Probabilities to Track <text:span text:style-name="T15">Version 2</text:span>:</text:p>
      <text:list xml:id="list3455997129" text:style-name="L2">
        <text:list-item>
          <text:p text:style-name="P14">Let spy(a) = “agent a is a spy”</text:p>
        </text:list-item>
        <text:list-item>
          <text:p text:style-name="P15">Let action(a, b) = “agent a performs action b”</text:p>
        </text:list-item>
        <text:list-item>
          <text:p text:style-name="P16"><text:span text:style-name="T16">We w</text:span>ant to find the following posterior: P(spy(a) | action(<text:span text:style-name="T17">a</text:span>, b))</text:p>
        </text:list-item>
        <text:list-item>
          <text:p text:style-name="P17"><text:span text:style-name="T5">P(</text:span><text:span text:style-name="T20">spy(a) | </text:span><text:span text:style-name="T21">M</text:span><text:span text:style-name="T5">) = P(</text:span><text:span text:style-name="T21">M</text:span><text:span text:style-name="T5"> </text:span><text:span text:style-name="T20">| spy(a)</text:span><text:span text:style-name="T5">)*P(</text:span><text:span text:style-name="T22">spy(a)</text:span><text:span text:style-name="T5">)/P(</text:span><text:span text:style-name="T21">M</text:span><text:span text:style-name="T5">)</text:span>, <text:span text:style-name="T21">M</text:span> = <text:span text:style-name="T21">the mission succeeds</text:span></text:p>
        </text:list-item>
        <text:list-item>
          <text:p text:style-name="P18"><text:span text:style-name="T5">P(</text:span><text:span text:style-name="T20">spy(a) | </text:span><text:span text:style-name="T21">S</text:span><text:span text:style-name="T5">) = P(</text:span><text:span text:style-name="T21">S</text:span><text:span text:style-name="T5"> </text:span><text:span text:style-name="T20">| spy(a)</text:span><text:span text:style-name="T5">)*P(</text:span><text:span text:style-name="T22">spy(a)</text:span><text:span text:style-name="T5">)/P(</text:span><text:span text:style-name="T21">S</text:span><text:span text:style-name="T5">)</text:span>, <text:span text:style-name="T21">S</text:span> = <text:span text:style-name="T21">the mission was sabotaged</text:span></text:p>
        </text:list-item>
        <text:list-item>
          <text:p text:style-name="P18"><text:span text:style-name="T5">P(</text:span><text:span text:style-name="T20">spy(a) | </text:span><text:span text:style-name="T12">T</text:span><text:span text:style-name="T23">(a)</text:span><text:span text:style-name="T5">) = P(</text:span><text:span text:style-name="T12">T</text:span><text:span text:style-name="T23">(a)</text:span><text:span text:style-name="T5"> </text:span><text:span text:style-name="T20">| spy(a)</text:span><text:span text:style-name="T5">)*P(</text:span><text:span text:style-name="T22">spy(a)</text:span><text:span text:style-name="T5">)/P(</text:span><text:span text:style-name="T12">T</text:span><text:span text:style-name="T23">(a)</text:span><text:span text:style-name="T5">)</text:span>, <text:span text:style-name="T12">T</text:span><text:span text:style-name="T23">(a)</text:span> = <text:span text:style-name="T12">mission T </text:span><text:span text:style-name="T23">is nominated by agent a</text:span></text:p>
        </text:list-item>
        <text:list-item>
          <text:p text:style-name="P19"><text:span text:style-name="T5">P(</text:span><text:span text:style-name="T20">spy(a) | </text:span><text:span text:style-name="T24">V</text:span><text:span text:style-name="T25">(a)</text:span><text:span text:style-name="T5">) = P(</text:span><text:span text:style-name="T24">V</text:span><text:span text:style-name="T25">(a)</text:span><text:span text:style-name="T5"> </text:span><text:span text:style-name="T20">| spy(a)</text:span><text:span text:style-name="T5">)*P(</text:span><text:span text:style-name="T22">spy(a)</text:span><text:span text:style-name="T5">)/P(</text:span><text:span text:style-name="T24">V</text:span><text:span text:style-name="T25">(a)</text:span><text:span text:style-name="T5">)</text:span>, V<text:span text:style-name="T25">(a)</text:span> = <text:span text:style-name="T26">agent a </text:span>vote<text:span text:style-name="T26">s</text:span> for the <text:span text:style-name="T18">proposed mission </text:span><text:span text:style-name="T27">T(a)</text:span><text:span text:style-name="T18"> team, </text:span><text:span text:style-name="T19">either A or R.</text:span></text:p>
        </text:list-item>
      </text:list>
      <text:p text:style-name="P6"/>
      <text:p text:style-name="P7">Procedure:</text:p>
      <text:list xml:id="list1702569937" text:style-name="L3">
        <text:list-item>
          <text:p text:style-name="P20">Find P(spy(a) | action) for the appropriate action, via Bayes Rule</text:p>
        </text:list-item>
        <text:list-item>
          <text:p text:style-name="P20">update the unconditional probability of this action: P(action)</text:p>
        </text:list-item>
        <text:list-item>
          <text:p text:style-name="P21">Use the relevant bayesian probability to find P(<text:span text:style-name="T28">proposed </text:span>mission will fail)</text:p>
        </text:list-item>
        <text:list-item>
          <text:p text:style-name="P22"><text:span text:style-name="T29">compare the probability that the proposed mission will fail against</text:span> the average probability of a mission failure.</text:p>
          <text:list>
            <text:list-item>
              <text:p text:style-name="P22">If spy accept mission if at least 2 spies on the team? If P(mission failure) &gt; AVG(P(mission failure))?</text:p>
            </text:list-item>
            <text:list-item>
              <text:p text:style-name="P23">If resistance accept mission if P(mission failure) &lt; AVG(P(mission failure))</text:p>
            </text:list-item>
          </text:list>
        </text:list-item>
      </text:list>
      <text:p text:style-name="P8"/>
      <text:p text:style-name="P9">Finding P(proposed mission will fail)</text:p>
      <text:list xml:id="list3995505305" text:style-name="L4">
        <text:list-item>
          <text:p text:style-name="P24">proposed mission more likely to fail if agents suspected of being spies are on the mission</text:p>
        </text:list-item>
        <text:list-item>
          <text:p text:style-name="P24">mission very likely to fail if proposer is a suspected spy.</text:p>
        </text:list-item>
        <text:list-item>
          <text:p text:style-name="P25">Mission most likely to fail if proposer is strongly suspected spy and all members on the proposed mission are also strongly suspected spies. </text:p>
        </text:list-item>
        <text:list-item>
          <text:p text:style-name="P25"><text:span text:style-name="T30">We can get the suspicion scores for each agent from the self.</text:span>spy_probability <text:span text:style-name="T30">dictionary.</text:span></text:p>
        </text:list-item>
        <text:list-item>
          <text:p text:style-name="P26">Let T = a set of agents selected as the current mission team.</text:p>
        </text:list-item>
        <text:list-item>
          <text:p text:style-name="P26">Let S = the mission is sabotaged. <text:s/></text:p>
        </text:list-item>
        <text:list-item>
          <text:p text:style-name="P27">P(<text:span text:style-name="T35">S </text:span><text:span text:style-name="T31">| </text:span><text:span text:style-name="T35">T</text:span>) = sum of the probabilities that each player on the team is a spy divided by size of team:</text:p>
          <text:list>
            <text:list-item>
              <text:p text:style-name="P30">P(S | T) = <text:span text:style-name="T36">Σ over </text:span><text:span text:style-name="T37">all </text:span><text:span text:style-name="T36">a </text:span><text:span text:style-name="T37">on team</text:span><text:span text:style-name="T36"> of </text:span><text:span text:style-name="T38">P(spy(a))/len(T)</text:span></text:p>
            </text:list-item>
            <text:list-item>
              <text:p text:style-name="P28"><text:span text:style-name="T32">P(spy(a) | action(a)) </text:span><text:span text:style-name="T33">and P(spy(a)) both</text:span><text:span text:style-name="T32"> element</text:span><text:span text:style-name="T33">s</text:span><text:span text:style-name="T32"> in [0, 1]. </text:span></text:p>
            </text:list-item>
            <text:list-item>
              <text:p text:style-name="P29"><text:span text:style-name="T34">If </text:span>P(<text:span text:style-name="T35">S </text:span><text:span text:style-name="T31">| </text:span><text:span text:style-name="T35">T</text:span>) &gt; <text:span text:style-name="T35">0.5 then resistance should reject team T</text:span></text:p>
            </text:list-item>
            <text:list-item>
              <text:p text:style-name="P31">if P(S | T) &lt; 0.5 then resistance should approve team T</text:p>
            </text:list-item>
          </text:list>
        </text:list-item>
      </text:list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/>
      <text:p text:style-name="P2">Potential RL Approach </text:p>
      <text:p text:style-name="P2">N = round number</text:p>
      <text:p text:style-name="P1">P = Number of players</text:p>
      <text:p text:style-name="P1">S = number of spies</text:p>
      <text:p text:style-name="P1">M = number of missions participated in</text:p>
      <text:p text:style-name="P1">F = number of times been on failed mission</text:p>
      <text:p text:style-name="P1">A = number of times has proposed missions.</text:p>
      <text:p text:style-name="P1">B = Number of times has proposed failed missions</text:p>
      <text:p text:style-name="P1"/>
      <text:p text:style-name="P1">State = [N, P, S, M, F, A, B]</text:p>
      <text:p text:style-name="P1"/>
      <text:p text:style-name="P1">Actions = {</text:p>
      <text:p text:style-name="P1"><text:s text:c="4"/>Play Mission = {Play Betray Mission, Play Succed Mission,}</text:p>
      <text:p text:style-name="P1"><text:s text:c="4"/>Propose Team,</text:p>
      <text:p text:style-name="P1"><text:s text:c="4"/>Vote on team = {Accept Team, Reject Team}</text:p>
      <text:p text:style-name="P1">}</text:p>
      <text:p text:style-name="P1"/>
      <text:p text:style-name="P1">Reward(resistance) = +1 for winning the round, 0 otherwise</text:p>
      <text:p text:style-name="P1">Reward(spy) = +1 for winning the round, 0 otherwise</text:p>
      <text:p text:style-name="P1"/>
      <text:p text:style-name="P1">V(S) = number of rounds won for all states prior to S. more rounds won prior to S -&gt; greater V(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5:23:00.293875353</meta:creation-date>
    <meta:generator>LibreOffice/7.1.6.2$Linux_X86_64 LibreOffice_project/10$Build-2</meta:generator>
    <dc:date>2021-10-16T09:40:48.881040488</dc:date>
    <meta:editing-duration>PT6H47M45S</meta:editing-duration>
    <meta:editing-cycles>23</meta:editing-cycles>
    <meta:document-statistic meta:table-count="0" meta:image-count="0" meta:object-count="0" meta:page-count="2" meta:paragraph-count="58" meta:word-count="582" meta:character-count="3021" meta:non-whitespace-character-count="2513"/>
  </office:meta>
</office:document-meta>
</file>